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David" svg:font-family="David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64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4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8974928" text:id="ct1689749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68974824" text:id="ct16897482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68974512" text:id="ct16897451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68974616" text:id="ct16897461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30366938758607734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168974928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8"><text:change text:change-id="ct168974824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168974512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<text:soft-page-break/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5_093113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</text:p>
            <text:p text:style-name="P27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/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</text:p>
            <text:p text:style-name="P27"><text:s/>חַסְתָּ עַל־הַקִּיקָיוֹן אֲשֶׁר לֹא־עָמַלְתָּ בּוֹ</text:p>
            <text:p text:style-name="P27"><text:s/>וְלֹא גִדַּלְתּוֹ שֶׁבִּן־לַיְלָה <text:soft-page-break/>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<text:soft-page-break/>to exist / and son – night / to lose</text:p>
          </table:table-cell>
        </table:table-row>
        <table:table-row>
          <table:table-cell table:style-name="表29.A2" office:value-type="string">
            <text:p text:style-name="P27">4:11</text:p>
            <text:p text:style-name="P27">וַאֲנִי לֹא אָחוּס </text:p>
            <text:p text:style-name="P27">עַל־נִינְוֵה הָעִיר הַגְּדוֹלָה אֲשֶׁר יֶשׁ־בָּהּ</text:p>
            <text:p text:style-name="P27"/>
            <text:p text:style-name="P27"><text:s/>הַרְבֵּה מִשְׁתֵּים־עֶשְׂרֵה רִבּוֹ אָדָם אֲשֶׁר לֹא־יָדַע</text:p>
            <text:p text:style-name="P27"/>
            <text:p text:style-name="P27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34">/] 20200405_100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6_09101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obadiah</text:p>
            <text:p text:style-name="P27">1:1</text:p>
            <text:p text:style-name="P27">חֲזוֹן עֹבַדְיָה כֹּה־אָמַר אֲדֹנָי יְהוִה לֶאֱדוֹם שְׁמוּעָה שָׁמַעְנוּ מֵאֵת יְהוָה וְצִיר בַּגּוֹיִם</text:p>
            <text:p text:style-name="P27"><text:s/>שֻׁלָּח קוּמוּ וְנָקוּמָה <text:soft-page-break/>עָלֶיהָ לַמִּלְחָמָה</text:p>
          </table:table-cell>
          <table:table-cell table:style-name="表29.B2" office:value-type="string">
            <text:p text:style-name="P28"/>
            <text:p text:style-name="P28"/>
            <text:p text:style-name="P28"/>
            <text:p text:style-name="P28"/>
            <text:p text:style-name="P28">oracle / ovadyah / like this – to say</text:p>
            <text:p text:style-name="P28">Lord / jehovah / tow. Edom</text:p>
            <text:p text:style-name="P28">heard / to hear / from self</text:p>
            <text:p text:style-name="P28"/>
            <text:p text:style-name="P28">jehovah / and a herald / to nations</text:p>
            <text:p text:style-name="P28">to send / to rise / and to rise</text:p>
            <text:p text:style-name="P28"/>
            <text:p text:style-name="P28"/>
            <text:p text:style-name="P28"><text:soft-page-break/>against thereof / tow. a battle</text:p>
          </table:table-cell>
        </table:table-row>
        <table:table-row>
          <table:table-cell table:style-name="表29.A2" office:value-type="string">
            <text:p text:style-name="P27">1:2</text:p>
            <text:p text:style-name="P27">הִנֵּה קָטֹן נְתַתִּי</text:p>
            <text:p text:style-name="P27">*</text:p>
            <text:p text:style-name="P27">בַּגּוֹיִם בָּזוּי אַתָּה מְאֹד</text:p>
          </table:table-cell>
          <table:table-cell table:style-name="表29.B2" office:value-type="string">
            <text:p text:style-name="P28"/>
            <text:p text:style-name="P28"/>
            <text:p text:style-name="P28">lo ! / diminutive / to give + thee</text:p>
            <text:p text:style-name="P28"/>
            <text:p text:style-name="P28"/>
            <text:p text:style-name="P28"/>
            <text:p text:style-name="P28">on Gentile / disesteem / thou / vehemently</text:p>
          </table:table-cell>
        </table:table-row>
        <table:table-row>
          <table:table-cell table:style-name="表29.A2" office:value-type="string">
            <text:p text:style-name="P27">1:3</text:p>
            <text:p text:style-name="P27">זְדוֹן לִבְּ</text:p>
            <text:p text:style-name="P27">*</text:p>
            <text:p text:style-name="P27">הִשִּׁיאֶ</text:p>
            <text:p text:style-name="P27">*</text:p>
            <text:p text:style-name="P27">שֹׁכְנִי בְחַגְוֵי־סֶּלַע מְרוֹם שִׁבְתּוֹ אֹמֵר בְּלִבּוֹ </text:p>
            <text:p text:style-name="P27">מִי יוֹרִדֵנִי אָרֶץ</text:p>
          </table:table-cell>
          <table:table-cell table:style-name="表29.B2" office:value-type="string">
            <text:p text:style-name="P28"/>
            <text:p text:style-name="P28"/>
            <text:p text:style-name="P28">arrogance / heart + thy</text:p>
            <text:p text:style-name="P28"/>
            <text:p text:style-name="P28"/>
            <text:p text:style-name="P28"/>
            <text:p text:style-name="P28">to delude + thee</text:p>
            <text:p text:style-name="P28"/>
            <text:p text:style-name="P28"/>
            <text:p text:style-name="P28">to reside / on a lift – rock / altitude</text:p>
            <text:p text:style-name="P28">rest + his / to say / on center + his</text:p>
            <text:p text:style-name="P28">who ? / to descend + me / the land</text:p>
          </table:table-cell>
        </table:table-row>
        <table:table-row>
          <table:table-cell table:style-name="表29.A2" office:value-type="string">
            <text:p text:style-name="P34">/] 20200406_092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8_151237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4</text:p>
            <text:p text:style-name="P27">אִם־תַּגְבִּיהַּ כַּנֶּשֶׁר </text:p>
            <text:p text:style-name="P27">וְאִם־בֵּין כּוֹכָבִים שִׂים קִנֶּ</text:p>
            <text:p text:style-name="P27">*</text:p>
            <text:p text:style-name="P27"><text:soft-page-break/>מִשָּׁם אוֹרִידְ</text:p>
            <text:p text:style-name="P27">*</text:p>
            <text:p text:style-name="P27">נְאֻם־יְהוָה</text:p>
          </table:table-cell>
          <table:table-cell table:style-name="表29.B2" office:value-type="string">
            <text:p text:style-name="P28"/>
            <text:p text:style-name="P28"/>
            <text:p text:style-name="P28">if – soaring aloft / as vulture</text:p>
            <text:p text:style-name="P28"/>
            <text:p text:style-name="P28">and if – between / stars / placed</text:p>
            <text:p text:style-name="P28"/>
            <text:p text:style-name="P28">nest + thee</text:p>
            <text:p text:style-name="P28"/>
            <text:p text:style-name="P28"/>
            <text:p text:style-name="P28"><text:soft-page-break/>from there / I shall bring down + thee</text:p>
            <text:p text:style-name="P28"/>
            <text:p text:style-name="P28"/>
            <text:p text:style-name="P28">averment - jehovah</text:p>
          </table:table-cell>
        </table:table-row>
        <table:table-row>
          <table:table-cell table:style-name="表29.A2" office:value-type="string">
            <text:p text:style-name="P27">1:5</text:p>
            <text:p text:style-name="P27">אִם־גַּנָּבִים בָּאוּ־לְ</text:p>
            <text:p text:style-name="P27">*</text:p>
            <text:p text:style-name="P27">אִם־שׁוֹדְדֵי לַיְלָה אֵי</text:p>
            <text:p text:style-name="P27">#</text:p>
            <text:p text:style-name="P27">נִדְמֵיתָה הֲלוֹא יִגְנְבוּ דַּיָּם אִם־בֹּצְרִים בָּאוּ לָ</text:p>
            <text:p text:style-name="P27">#</text:p>
            <text:p text:style-name="P27">הֲלוֹא יַשְׁאִירוּ עֹלֵלוֹת</text:p>
          </table:table-cell>
          <table:table-cell table:style-name="表29.B2" office:value-type="string">
            <text:p text:style-name="P28"/>
            <text:p text:style-name="P28"/>
            <text:p text:style-name="P28">if – thieves / come – to you</text:p>
            <text:p text:style-name="P28"/>
            <text:p text:style-name="P28"/>
            <text:p text:style-name="P28"/>
            <text:p text:style-name="P28">if – devastating / night / how</text:p>
            <text:p text:style-name="P28"/>
            <text:p text:style-name="P28"/>
            <text:p text:style-name="P28">you are stilled / not / they shall steal</text:p>
            <text:p text:style-name="P28">quota + them / if – picking grapes / they come / to thee</text:p>
            <text:p text:style-name="P28"/>
            <text:p text:style-name="P28">not / they shall let remain / clean gleanings</text:p>
          </table:table-cell>
        </table:table-row>
        <table:table-row>
          <table:table-cell table:style-name="表29.A2" office:value-type="string">
            <text:p text:style-name="P34">/] 20200408_154900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9_08380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6</text:p>
            <text:p text:style-name="P27">אֵי</text:p>
            <text:p text:style-name="P27">#</text:p>
            <text:p text:style-name="P27">נֶחְפְּשׂוּ עֵשָׂו נִבְעוּ מַצְפֻּנָיו</text:p>
          </table:table-cell>
          <table:table-cell table:style-name="表29.B2" office:value-type="string">
            <text:p text:style-name="P28"/>
            <text:p text:style-name="P28"/>
            <text:p text:style-name="P28">how ?</text:p>
            <text:p text:style-name="P28"/>
            <text:p text:style-name="P28"/>
            <text:p text:style-name="P28">they are searched / Esav / they are extruded</text:p>
            <text:p text:style-name="P28">secret + his</text:p>
          </table:table-cell>
        </table:table-row>
        <table:table-row>
          <table:table-cell table:style-name="表29.A2" office:value-type="string">
            <text:p text:style-name="P27">1:7</text:p>
            <text:p text:style-name="P27">עַד-הַגְּבוּל שִׁלְּחוּךָ, </text:p>
            <text:p text:style-name="P27"><text:soft-page-break/></text:p>
            <text:p text:style-name="P27">כֹּל אַנְשֵׁי בְרִיתֶךָ--הִשִּׁיאוּךָ יָכְלוּ לְךָ,</text:p>
            <text:p text:style-name="P27"/>
            <text:p text:style-name="P27"><text:s/>אַנְשֵׁי שְׁלֹמֶךָ; לַחְמְךָ,</text:p>
            <text:p text:style-name="P27"/>
            <text:p text:style-name="P27"><text:s/>יָשִׂימוּ מָזוֹר תַּחְתֶּיךָ--אֵין תְּבוּנָה, בּוֹ.</text:p>
          </table:table-cell>
          <table:table-cell table:style-name="表29.B2" office:value-type="string">
            <text:p text:style-name="P28"/>
            <text:p text:style-name="P28"/>
            <text:p text:style-name="P28">as far as – the boundary / to <text:soft-page-break/>send thee</text:p>
            <text:p text:style-name="P28"/>
            <text:p text:style-name="P28">all / mortal / covenat + thee</text:p>
            <text:p text:style-name="P28"/>
            <text:p text:style-name="P28">they lure + thee / they prevail / to + thee</text:p>
            <text:p text:style-name="P28"/>
            <text:p text:style-name="P28"/>
            <text:p text:style-name="P28">mortals / peace + thee / bread + thee</text:p>
            <text:p text:style-name="P28"/>
            <text:p text:style-name="P28"/>
            <text:p text:style-name="P28">they shall place / malady / under thee</text:p>
            <text:p text:style-name="P28">there is no / understanding / in him</text:p>
          </table:table-cell>
        </table:table-row>
        <table:table-row>
          <table:table-cell table:style-name="表29.A2" office:value-type="string">
            <text:p text:style-name="P27">1:8</text:p>
            <text:p text:style-name="P27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28"/>
            <text:p text:style-name="P28"/>
            <text:p text:style-name="P28">not / in the day / the he</text:p>
            <text:p text:style-name="P28"/>
            <text:p text:style-name="P28">oracle – jehovah / and I destroy</text:p>
            <text:p text:style-name="P28"/>
            <text:p text:style-name="P28">wise men / from Edom</text:p>
            <text:p text:style-name="P28">and understanding / from mountain / Esau</text:p>
          </table:table-cell>
        </table:table-row>
        <table:table-row>
          <table:table-cell table:style-name="表29.A2" office:value-type="string">
            <text:p text:style-name="P34">/] 20200409_085604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9</text:p>
            <text:p text:style-name="P27">וְחַתּוּ גִבּוֹרֶיךָ, תֵּימָן, לְמַעַן יִכָּרֶת-אִישׁ מֵהַר עֵשָׂו, מִקָּטֶל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0</text:p>
            <text:p text:style-name="P27"><text:soft-page-break/>מֵחֲמַס אָחִיךָ יַעֲקֹב, תְּכַסְּךָ בוּשָׁה; וְנִכְרַתָּ, לְעוֹלָם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1</text:p>
            <text:p text:style-name="P27"><text:s/>בְּיוֹם עֲמָדְךָ מִנֶּגֶד, בְּיוֹם שְׁבוֹת זָרִים חֵילוֹ; וְנָכְרִים בָּאוּ שְׁעָרָו, וְעַל-יְרוּשָׁלִַם יַדּוּ גוֹרָל--גַּם-אַתָּה, כְּאַחַד מֵהֶם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2</text:p>
            <text:p text:style-name="P27">וְאַל-תֵּרֶא בְיוֹם-אָחִיךָ, בְּיוֹם נָכְרוֹ, וְאַל-תִּשְׂמַח לִבְנֵי-יְהוּדָה, בְּיוֹם אָבְדָם; וְאַל-תַּגְדֵּל פִּיךָ, בְּיוֹם צָרָה.</text:p>
          </table:table-cell>
          <table:table-cell table:style-name="表29.B2" office:value-type="string">
            <text:p text:style-name="P28"/>
          </table:table-cell>
        </table:table-row>
        <table:table-row table:style-name="表29.64"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</text:p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168974616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><text:soft-page-break/></text:p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5343591673236688286" text:style-name="L2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sheet file</text:p>
            </text:list-item>
            <text:list-item>
              <text:p text:style-name="P43">folders (if any)</text:p>
            </text:list-item>
            <text:list-item>
              <text:p text:style-name="P43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David" svg:font-family="David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09T08:56:10.26</dc:date>
    <dc:creator>iwabuchi ken</dc:creator>
    <meta:editing-duration>P4DT17H36M4S</meta:editing-duration>
    <meta:editing-cycles>263</meta:editing-cycles>
    <meta:generator>OpenOffice/4.1.3$Win32 OpenOffice.org_project/413m1$Build-9783</meta:generator>
    <meta:document-statistic meta:table-count="35" meta:image-count="0" meta:object-count="0" meta:page-count="49" meta:paragraph-count="1223" meta:word-count="5742" meta:character-count="30179"/>
  </office:meta>
</office:document-meta>
</file>